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A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2c8e4" officeooo:paragraph-rsid="0012c8e4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073dd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c8e4" officeooo:paragraph-rsid="0012c8e4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c8e4" officeooo:paragraph-rsid="0012c8e4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12c8e4" officeooo:paragraph-rsid="0012c8e4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eb58a" officeooo:paragraph-rsid="000eb58a" style:font-size-asian="7pt" style:font-style-asian="italic" style:font-weight-asian="bold" style:font-size-complex="8pt" style:font-style-complex="italic" style:font-weight-complex="bold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normal" fo:font-weight="normal" officeooo:rsid="0012c8e4" officeooo:paragraph-rsid="0012c8e4" style:font-size-asian="7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12c8e4" style:font-size-asian="10.5pt" style:font-size-complex="10.5pt"/>
    </style:style>
    <style:style style:name="P27" style:family="paragraph" style:parent-style-name="Standard">
      <style:paragraph-properties fo:line-height="0.564cm" fo:text-align="justify" style:justify-single-word="false" style:snap-to-layout-grid="false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29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0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1073d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officeooo:rsid="000a3e1b"/>
    </style:style>
    <style:style style:name="T6" style:family="text">
      <style:text-properties officeooo:rsid="000bf515"/>
    </style:style>
    <style:style style:name="T7" style:family="text">
      <style:text-properties officeooo:rsid="000d8764"/>
    </style:style>
    <style:style style:name="T8" style:family="text">
      <style:text-properties officeooo:rsid="000fdbff"/>
    </style:style>
    <style:style style:name="T9" style:family="text">
      <style:text-properties style:font-size-asian="7pt"/>
    </style:style>
    <style:style style:name="T10" style:family="text">
      <style:text-properties officeooo:rsid="000a3e1b" style:font-size-asian="7pt"/>
    </style:style>
    <style:style style:name="T11" style:family="text">
      <style:text-properties officeooo:rsid="001307e5"/>
    </style:style>
    <style:style style:name="T12" style:family="text">
      <style:text-properties officeooo:rsid="00137432"/>
    </style:style>
    <style:style style:name="T13" style:family="text">
      <style:text-properties officeooo:rsid="0013d38a"/>
    </style:style>
    <style:style style:name="T14" style:family="text">
      <style:text-properties officeooo:rsid="0015a571"/>
    </style:style>
    <style:style style:name="T15" style:family="text">
      <style:text-properties officeooo:rsid="0017439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3">10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7">23</text:span> d<text:span text:style-name="T5">e n</text:span>o<text:span text:style-name="T5">v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5">Activitats realitzades en l’empresa</text:p>
          </table:table-cell>
          <table:table-cell table:style-name="Taula2.A1" office:value-type="string">
            <text:p text:style-name="P16"/>
          </table:table-cell>
          <table:table-cell table:style-name="Taula2.A1" office:value-type="string">
            <text:p text:style-name="P16">Hores</text:p>
          </table:table-cell>
        </table:table-row>
        <table:table-row table:style-name="Taula2.2">
          <table:table-cell table:style-name="Taula2.A2" office:value-type="string">
            <text:p text:style-name="P19">Gestor de traduccions: fent arranjaments a insert literals i amb codi que identifica cada literal,</text:p>
            <text:p text:style-name="P17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5"/>
          </table:table-cell>
        </table:table-row>
        <table:table-row table:style-name="Taula2.2">
          <table:table-cell table:style-name="Taula2.A2" office:value-type="string">
            <text:p text:style-name="P24">a més d'afegir la subpàgina «Pagines» que administra les pagines que surten en una taula i,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4">en fer clic a cada row et porta a una pàgina de detall de secció que mostra una taula de tots els</text:p>
          </table:table-cell>
          <table:table-cell table:style-name="Taula2.B3" office:value-type="string">
            <text:p text:style-name="P6"><text:s/></text:p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4">literals d'aquesta secció, i us permet editar per files (literal específic), bàsicament codificar el CMS.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26"><text:span text:style-name="T6">3</text:span><text:span text:style-name="T13">2</text:span>h (<text:span text:style-name="T6">4</text:span> dies)</text:p>
          </table:table-cell>
        </table:table-row>
        <table:table-row table:style-name="Taula2.2">
          <table:table-cell table:style-name="Taula2.A4" office:value-type="string">
            <text:p text:style-name="P23">Pont de Dijous Bo (dijous y divendres festa, dijous pel centre y divendres en Inca)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1">Programació de la web de l'hotel: afegit la secció de polítiques de privadesa i cookies, avís legal i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2">termes dús, com va ser suggerit pel tutor del centre a la reunió del divendres anterior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8h</text:p>
          </table:table-cell>
        </table:table-row>
        <table:table-row table:style-name="Taula2.2">
          <table:table-cell table:style-name="Taula2.A2" office:value-type="string">
            <text:p text:style-name="P21">Reserves a la web que es pot permetre cancel·lar amb un «deadline», com va ser suggerit també per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/>
          </table:table-cell>
        </table:table-row>
        <table:table-row table:style-name="Taula2.2">
          <table:table-cell table:style-name="Taula2.A2" office:value-type="string">
            <text:p text:style-name="P21">el tutor, a més de la update de totes les dependències, robots i sitemap, i fix en responsivitat i color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16h</text:p>
          </table:table-cell>
        </table:table-row>
        <table:table-row table:style-name="Taula2.2">
          <table:table-cell table:style-name="Taula2.A2" office:value-type="string">
            <text:p text:style-name="P21">CMS (gestor de traduccions): eliminació de taules innecessàries i models no usats, actualitzant el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19">diagrama ER i arranjaments al backend/frontend p<text:span text:style-name="T12">el </text:span>seu funcionament correcte, <text:span text:style-name="T12">integració amb Intranet.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<text:span text:style-name="T14">16</text:span>h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2"><text:span text:style-name="T15">72</text:span>h</text:p>
          </table:table-cell>
        </table:table-row>
      </table:table>
      <text:h text:style-name="P30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8"><text:span text:style-name="T3">Aquestes 2 setmanes arribant a la </text:span><text:span text:style-name="T4">3/4 parts</text:span><text:span text:style-name="T3"> de les FCT han sigut molt productives y amb molt</text:span><text:span text:style-name="T4">ísima feina</text:span><text:span text:style-name="T3">,</text:span></text:p>
          </table:table-cell>
        </table:table-row>
        <table:table-row table:style-name="Taula3.1">
          <table:table-cell table:style-name="Taula3.A2" office:value-type="string">
            <text:p text:style-name="P18">he après <text:span text:style-name="T11">maneres</text:span> ben <text:span text:style-name="T8">i</text:span><text:span text:style-name="T5">nteressant</text:span><text:span text:style-name="T8">s</text:span><text:span text:style-name="T5"> de desenvolupar web amb Laravel y Vue</text:span>, a més <text:span text:style-name="T5">de React, Vite,</text:span></text:p>
          </table:table-cell>
        </table:table-row>
        <table:table-row table:style-name="Taula3.1">
          <table:table-cell table:style-name="Taula3.A1" office:value-type="string">
            <text:p text:style-name="P18"><text:span text:style-name="T5">y ExpressJS en fullstack</text:span>, he après noves <text:span text:style-name="T11">maneres</text:span><text:span text:style-name="T10"> de treballar a una empresa de </text:span><text:span text:style-name="T9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0">d’empresa amb bones pràctiques y treball <text:span text:style-name="T5">en equip.</text:span></text:p>
          </table:table-cell>
        </table:table-row>
      </table:table>
      <text:p text:style-name="P9">L’alumne</text:p>
      <text:p text:style-name="P2"/>
      <text:p text:style-name="P3">Fernando Gonz<text:span text:style-name="T8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7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073d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24T11:29:25.001000000</dc:date>
    <meta:editing-cycles>24</meta:editing-cycles>
    <meta:editing-duration>P24DT40M38S</meta:editing-duration>
    <meta:generator>LibreOffice/7.6.2.1$Windows_X86_64 LibreOffice_project/56f7684011345957bbf33a7ee678afaf4d2ba333</meta:generator>
    <meta:print-date>2023-11-17T17:48:46.459000000</meta:print-date>
    <meta:printed-by>Archivos PDF</meta:printed-by>
    <dc:creator>Fernando Gonzalez Serrano</dc:creator>
    <meta:document-statistic meta:table-count="5" meta:image-count="2" meta:object-count="0" meta:page-count="1" meta:paragraph-count="42" meta:word-count="313" meta:character-count="1866" meta:non-whitespace-character-count="1589"/>
  </office:meta>
</office:document-meta>
</file>